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  <text:p text:style-name="Standard">1 2 3 4 5 6 7 8 9 10 11 12 13 14 15 16 17 18 19 20 21 22 23 24 25 26 27 28 30 31 32 33 34 35 3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6-26T11:30:24</meta:creation-date>
    <dc:date>2008-06-26T11:32:58</dc:date>
    <dc:language>de-DE</dc:language>
    <meta:editing-cycles>2</meta:editing-cycles>
    <meta:editing-duration>PT2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525" meta:character-count="1425"/>
  </office:meta>
</office:document-meta>
</file>